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7CE155E8D689C890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fo:font-size="2pt" style:font-size-asian="2pt" style:font-size-complex="2pt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2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P13" style:family="paragraph" style:parent-style-name="Header">
      <style:text-properties fo:font-size="3pt" style:font-size-asian="4pt" style:font-size-complex="4pt"/>
    </style:style>
    <style:style style:name="P14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5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8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Standard">
      <style:text-properties fo:font-size="6pt" style:font-size-asian="6pt" style:font-size-complex="6pt"/>
    </style:style>
    <style:style style:name="P20" style:family="paragraph" style:parent-style-name="_5f_En-tête">
      <style:text-properties fo:font-size="15pt" fo:letter-spacing="-0.011cm" officeooo:rsid="002d4be0" officeooo:paragraph-rsid="002d4be0" style:font-size-asian="15pt" style:font-size-complex="15pt"/>
    </style:style>
    <style:style style:name="P21" style:family="paragraph" style:parent-style-name="Footer">
      <style:text-properties officeooo:rsid="00178920" officeooo:paragraph-rsid="00178920"/>
    </style:style>
    <style:style style:name="P22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3" style:family="paragraph" style:parent-style-name="Footer">
      <style:text-properties officeooo:paragraph-rsid="002ab73b"/>
    </style:style>
    <style:style style:name="P24" style:family="paragraph" style:parent-style-name="_5f_Paragraphe_20_livret" style:master-page-name="">
      <loext:graphic-properties draw:fill="none"/>
      <style:paragraph-properties fo:margin-left="0cm" fo:margin-right="4.399cm" fo:margin-top="0.101cm" fo:margin-bottom="0cm" style:contextual-spacing="false" fo:text-align="start" style:justify-single-word="false" fo:text-indent="0cm" style:auto-text-indent="false" style:page-number="auto" fo:background-color="transparent"/>
      <style:text-properties officeooo:paragraph-rsid="005f1975"/>
    </style:style>
    <style:style style:name="P25" style:family="paragraph" style:parent-style-name="_5f_Paragraphe_20_livret">
      <style:paragraph-properties fo:margin-top="0.4cm" fo:margin-bottom="0cm" style:contextual-spacing="false"/>
      <style:text-properties officeooo:paragraph-rsid="005a9382"/>
    </style:style>
    <style:style style:name="P26" style:family="paragraph" style:parent-style-name="_5f_Paragraphe_20_livret">
      <style:paragraph-properties fo:margin-top="0.3cm" fo:margin-bottom="0cm" style:contextual-spacing="false"/>
      <style:text-properties officeooo:paragraph-rsid="005a9382"/>
    </style:style>
    <style:style style:name="P27" style:family="paragraph" style:parent-style-name="_5f_Paragraphe_20_livret">
      <style:paragraph-properties fo:margin-top="0.3cm" fo:margin-bottom="0cm" style:contextual-spacing="false"/>
      <style:text-properties officeooo:paragraph-rsid="0075cdad"/>
    </style:style>
    <style:style style:name="P28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9c7e9"/>
    </style:style>
    <style:style style:name="P29" style:family="paragraph" style:parent-style-name="FILET_5f_POINTILLES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c379b"/>
    </style:style>
    <style:style style:name="P30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6" fo:font-size="10pt" fo:font-style="normal" officeooo:paragraph-rsid="006db180" fo:background-color="transparent"/>
    </style:style>
    <style:style style:name="P31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6" fo:font-size="10pt" fo:font-style="normal" officeooo:paragraph-rsid="0075cdad" fo:background-color="transparent"/>
    </style:style>
    <style:style style:name="P32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6" fo:font-size="10pt" fo:font-style="normal" officeooo:paragraph-rsid="0078a31e" fo:background-color="#ffff00"/>
    </style:style>
    <style:style style:name="P33" style:family="paragraph" style:parent-style-name="Exo_5f_Num">
      <style:paragraph-properties fo:margin-top="0.499cm" fo:margin-bottom="0.101cm" style:contextual-spacing="false"/>
    </style:style>
    <style:style style:name="P34" style:family="paragraph" style:parent-style-name="Exo_5f_Num" style:list-style-name="Num_5f_Exo" style:master-page-name="">
      <loext:graphic-properties draw:fill="none"/>
      <style:paragraph-properties fo:margin-left="0cm" fo:margin-right="0.101cm" fo:margin-top="0.58cm" fo:margin-bottom="0cm" style:contextual-spacing="false" fo:line-height="100%" fo:text-align="justify" style:justify-single-word="false" fo:text-indent="0cm" style:auto-text-indent="false" style:page-number="auto" fo:background-color="transparent" fo:keep-with-next="auto">
        <style:tab-stops/>
      </style:paragraph-properties>
      <style:text-properties officeooo:paragraph-rsid="00635355"/>
    </style:style>
    <style:style style:name="P35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fo:color="#000000" loext:opacity="100%" officeooo:rsid="002c7bcd" officeooo:paragraph-rsid="007a61b7"/>
    </style:style>
    <style:style style:name="P36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fo:color="#000000" loext:opacity="100%" officeooo:paragraph-rsid="007a61b7"/>
    </style:style>
    <style:style style:name="P37" style:family="paragraph" style:parent-style-name="Exo_5f_Num" style:list-style-name="">
      <style:paragraph-properties fo:margin-top="0cm" fo:margin-bottom="0cm" style:contextual-spacing="false" fo:text-align="start" style:justify-single-word="false"/>
      <style:text-properties officeooo:paragraph-rsid="007a61b7"/>
    </style:style>
    <style:style style:name="P38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14076"/>
    </style:style>
    <style:style style:name="P39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07f9c"/>
    </style:style>
    <style:style style:name="P40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a61b7"/>
    </style:style>
    <style:style style:name="P41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9c7e9"/>
    </style:style>
    <style:style style:name="P42" style:family="paragraph" style:parent-style-name="FILET_5f_POINTILLES" style:list-style-name="liste_5f_abc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c379b"/>
    </style:style>
    <style:style style:name="P43" style:family="paragraph" style:parent-style-name="FILET_5f_POINTILLES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7a61b7"/>
    </style:style>
    <style:style style:name="P44" style:family="paragraph" style:parent-style-name="FILET_5f_POINTILLES" style:list-style-name="_5f_Numérotation_20_des_20_exercices_20_livrets">
      <style:paragraph-properties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614076"/>
    </style:style>
    <style:style style:name="P45" style:family="paragraph" style:parent-style-name="FILET_5f_POINTILLES" style:list-style-name="liste_5f_abc">
      <style:paragraph-properties fo:margin-top="0.101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text-position="0% 100%" style:font-name="Bitstream Vera Sans6" fo:font-size="10pt" fo:font-style="normal" officeooo:paragraph-rsid="006bb73c" fo:background-color="transparent" style:font-name-asian="OpenSymbol" style:font-name-complex="OpenSymbol"/>
    </style:style>
    <style:style style:name="P46" style:family="paragraph" style:parent-style-name="FILET_5f_POINTILLES" style:list-style-name="liste_5f_abc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b3b3b3" loext:opacity="100%" style:font-name="Bitstream Vera Sans6" fo:font-size="10pt" fo:font-style="normal" officeooo:paragraph-rsid="006c379b" fo:background-color="transparent"/>
    </style:style>
    <style:style style:name="P47" style:family="paragraph" style:parent-style-name="FILET_5f_POINTILLES" style:list-style-name="_5f_Numérotation_20_des_20_exercices_20_livrets">
      <style:paragraph-properties>
        <style:tab-stops>
          <style:tab-stop style:position="9.2cm" style:type="right" style:leader-style="dotted" style:leader-text="."/>
        </style:tab-stops>
      </style:paragraph-properties>
      <style:text-properties fo:color="#000000" loext:opacity="100%" style:font-name="Bitstream Vera Sans6" fo:font-size="10pt" fo:font-style="normal" officeooo:paragraph-rsid="0078a31e" fo:background-color="#ffff00"/>
    </style:style>
    <style:style style:name="P48" style:family="paragraph" style:parent-style-name="Standard" style:list-style-name="L1">
      <style:paragraph-properties fo:margin-top="1cm" fo:margin-bottom="0.101cm" style:contextual-spacing="false" fo:text-align="start" style:justify-single-word="false"/>
      <style:text-properties officeooo:paragraph-rsid="0078a31e"/>
    </style:style>
    <style:style style:name="P49" style:family="paragraph" style:parent-style-name="Standard" style:list-style-name="L2">
      <style:paragraph-properties fo:margin-top="0.6cm" fo:margin-bottom="0.101cm" style:contextual-spacing="false"/>
      <style:text-properties officeooo:paragraph-rsid="007a61b7"/>
    </style:style>
    <style:style style:name="P50" style:family="paragraph" style:parent-style-name="_5f_Paragraphe_20_livret_20_" style:list-style-name="_5f_Numérotation_20_des_20_exercices_20_livrets">
      <style:paragraph-properties fo:margin-left="0cm" fo:margin-right="2.937cm" fo:margin-top="0.101cm" fo:margin-bottom="0.4cm" style:contextual-spacing="false" fo:text-align="start" style:justify-single-word="false" fo:text-indent="0cm" style:auto-text-indent="false"/>
      <style:text-properties officeooo:paragraph-rsid="00287ff2"/>
    </style:style>
    <style:style style:name="P51" style:family="paragraph" style:parent-style-name="_5f_Paragraphe_20_livret_20_" style:list-style-name="_5f_Numérotation_20_des_20_exercices_20_livrets" style:master-page-name="">
      <loext:graphic-properties draw:fill="none" draw:fill-color="#729fcf" draw:fill-image-width="0cm" draw:fill-image-height="0cm"/>
      <style:paragraph-properties fo:margin-left="0cm" fo:margin-right="0.499cm" fo:margin-top="0.199cm" fo:margin-bottom="0cm" style:contextual-spacing="false" fo:text-align="start" style:justify-single-word="false" fo:text-indent="0cm" style:auto-text-indent="false" style:page-number="auto" fo:background-color="transparent" style:shadow="none">
        <style:tab-stops/>
      </style:paragraph-properties>
      <style:text-properties fo:letter-spacing="-0.007cm" officeooo:paragraph-rsid="0078a31e"/>
    </style:style>
    <style:style style:name="P52" style:family="paragraph" style:parent-style-name="_5f_Paragraphe_20_livret_20_">
      <style:paragraph-properties fo:margin-top="0cm" fo:margin-bottom="0.049cm" style:contextual-spacing="false"/>
      <style:text-properties fo:color="#000000" loext:opacity="100%" officeooo:paragraph-rsid="007a61b7"/>
    </style:style>
    <style:style style:name="P53" style:family="paragraph" style:parent-style-name="_5f_Paragraphe_20_livret_20_">
      <style:paragraph-properties fo:margin-top="0.101cm" fo:margin-bottom="0cm" style:contextual-spacing="false"/>
      <style:text-properties officeooo:paragraph-rsid="007a61b7"/>
    </style:style>
    <style:style style:name="P54" style:family="paragraph" style:parent-style-name="_5f_Paragraphe_20_livret_20_">
      <style:paragraph-properties fo:margin-top="0cm" fo:margin-bottom="0cm" style:contextual-spacing="false"/>
      <style:text-properties officeooo:paragraph-rsid="007a61b7"/>
    </style:style>
    <style:style style:name="P55" style:family="paragraph" style:parent-style-name="_5f_Pied_20_de_20_page" style:list-style-name="">
      <style:paragraph-properties fo:text-align="end" style:justify-single-word="false"/>
    </style:style>
    <style:style style:name="P56" style:family="paragraph" style:parent-style-name="_5f_Pied_20_de_20_page">
      <style:paragraph-properties fo:text-align="end" style:justify-single-word="false"/>
    </style:style>
    <style:style style:name="P57" style:family="paragraph" style:parent-style-name="_5f_Pied_20_de_20_page" style:list-style-name=""/>
    <style:style style:name="P5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98" fo:break-before="auto" fo:break-after="auto" style:shadow="none"/>
      <style:text-properties style:font-name="Bitstream Vera Sans2" fo:font-size="10pt" fo:font-style="normal" fo:font-weight="bold" officeooo:rsid="00290c92" officeooo:paragraph-rsid="002f19b9" style:font-size-asian="10pt" style:font-style-asian="normal" style:font-weight-asian="bold" style:font-size-complex="10pt" style:font-style-complex="normal" style:font-weight-complex="bold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2" style:family="paragraph">
      <loext:graphic-properties draw:fill="solid" draw:fill-color="#000000" draw:opacity="2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solid" draw:fill-color="#000000" draw:opacity="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none" draw:fill-color="#99ccff" draw:fill-image-width="0cm" draw:fill-image-height="0cm"/>
      <style:paragraph-properties fo:margin-left="0cm" fo:margin-right="0cm" fo:margin-top="0cm" fo:margin-bottom="0cm" fo:line-height="100%" fo:text-align="center" fo:text-indent="0cm"/>
      <style:text-properties style:text-outline="false" style:text-line-through-style="none" style:text-line-through-type="none" style:font-name="Bitstream Vera Sans7" fo:font-size="10pt" fo:text-shadow="none" style:text-underline-style="none" style:text-emphasize="none" style:font-relief="none"/>
    </style:style>
    <style:style style:name="P66" style:family="paragraph">
      <style:paragraph-properties fo:margin-left="0cm" fo:margin-right="0cm" fo:margin-top="0cm" fo:margin-bottom="0cm" fo:line-height="100%" fo:text-align="center" fo:text-indent="0cm"/>
    </style:style>
    <style:style style:name="P67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loext:color-lum-mod="100%" loext:color-lum-off="0%" style:text-outline="false" style:text-line-through-style="none" style:text-line-through-type="none" style:font-name="Bitstream Vera Sans7" fo:font-size="10pt" fo:text-shadow="none" style:text-underline-style="none" fo:background-color="#ffff00" style:text-emphasize="none" style:font-relief="none"/>
    </style:style>
    <style:style style:name="P68" style:family="paragraph">
      <style:paragraph-properties fo:text-align="center"/>
    </style:style>
    <style:style style:name="P69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P7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7783db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officeooo:rsid="00614076" fo:background-color="#ffff00" loext:char-shading-value="0"/>
    </style:style>
    <style:style style:name="T7" style:family="text">
      <style:text-properties fo:color="#000000" loext:opacity="100%" officeooo:rsid="005e0928" fo:background-color="#ffff00" loext:char-shading-value="0"/>
    </style:style>
    <style:style style:name="T8" style:family="text">
      <style:text-properties fo:color="#000000" loext:opacity="100%" officeooo:rsid="005e42b1" fo:background-color="#ffff00" loext:char-shading-value="0"/>
    </style:style>
    <style:style style:name="T9" style:family="text">
      <style:text-properties fo:color="#000000" loext:opacity="100%" style:font-name="Bitstream Vera Sans7" fo:font-size="10pt" fo:language="fr" fo:country="FR" officeooo:rsid="0073ab57" style:letter-kerning="true" fo:background-color="#ffff00" loext:char-shading-value="0" style:font-name-asian="Bitstream Vera Sans3" style:font-size-asian="10pt" style:language-asian="zh" style:country-asian="CN" style:font-name-complex="Bitstream Vera Sans3" style:font-size-complex="9pt" style:language-complex="hi" style:country-complex="IN"/>
    </style:style>
    <style:style style:name="T10" style:family="text">
      <style:text-properties fo:color="#000000" loext:opacity="100%" style:font-name="Bitstream Vera Sans7" fo:font-size="10pt" fo:language="fr" fo:country="FR" officeooo:rsid="0075cdad" style:letter-kerning="true" fo:background-color="#ffff00" loext:char-shading-value="0" style:font-name-asian="Bitstream Vera Sans3" style:font-size-asian="10pt" style:language-asian="zh" style:country-asian="CN" style:font-name-complex="Bitstream Vera Sans3" style:font-size-complex="9pt" style:language-complex="hi" style:country-complex="IN"/>
    </style:style>
    <style:style style:name="T11" style:family="text">
      <style:text-properties fo:color="#000000" loext:opacity="100%" style:font-name="Bitstream Vera Sans7" fo:font-size="10pt" fo:font-weight="normal" officeooo:rsid="005aae50" style:font-size-asian="10.5pt"/>
    </style:style>
    <style:style style:name="T12" style:family="text">
      <style:text-properties fo:color="#000000" loext:opacity="100%" style:text-position="0% 100%" style:font-name="Bitstream Vera Sans7" fo:font-size="10pt" fo:language="fr" fo:country="FR" officeooo:rsid="0075cdad" style:letter-kerning="true" fo:background-color="#ffff00" loext:char-shading-value="0" style:font-name-asian="Bitstream Vera Sans3" style:font-size-asian="10pt" style:language-asian="zh" style:country-asian="CN" style:font-name-complex="Bitstream Vera Sans3" style:font-size-complex="9pt" style:language-complex="hi" style:country-complex="IN"/>
    </style:style>
    <style:style style:name="T13" style:family="text">
      <style:text-properties fo:color="#000000" loext:opacity="100%" style:text-position="0% 100%" style:font-name="Bitstream Vera Sans6" fo:font-size="10pt" fo:font-style="normal" officeooo:rsid="005e0928" fo:background-color="#ffff00" loext:char-shading-value="0" style:font-size-complex="9pt"/>
    </style:style>
    <style:style style:name="T14" style:family="text">
      <style:text-properties fo:color="#000000" loext:opacity="100%" style:text-position="0% 100%" officeooo:rsid="005e0928" fo:background-color="#ffff00" loext:char-shading-value="0" style:font-size-complex="9pt"/>
    </style:style>
    <style:style style:name="T15" style:family="text">
      <style:text-properties fo:color="#000000" loext:opacity="100%" style:text-position="0% 100%" style:font-name="Bitstream Vera Sans1" fo:font-size="10pt" fo:font-style="normal" officeooo:rsid="005e42b1" fo:background-color="#ffff00" loext:char-shading-value="0" style:font-size-asian="10pt" style:font-style-asian="normal" style:font-size-complex="10pt" style:font-style-complex="normal"/>
    </style:style>
    <style:style style:name="T16" style:family="text">
      <style:text-properties fo:color="#000000" loext:opacity="100%" style:font-name="Bitstream Vera Sans6" fo:font-size="10pt" fo:font-style="normal" officeooo:rsid="005e0928" fo:background-color="#ffff00" loext:char-shading-value="0"/>
    </style:style>
    <style:style style:name="T17" style:family="text">
      <style:text-properties fo:color="#000000" loext:opacity="100%" style:font-name="Bitstream Vera Sans1" fo:font-style="normal" officeooo:rsid="02935196" fo:background-color="#ffff00" loext:char-shading-value="0" style:font-size-asian="10pt" style:font-style-asian="normal" style:font-size-complex="10pt" style:font-style-complex="normal"/>
    </style:style>
    <style:style style:name="T18" style:family="text">
      <style:text-properties fo:color="#000000" loext:opacity="100%" style:font-name="Bitstream Vera Sans1" fo:font-style="normal" officeooo:rsid="005e42b1" fo:background-color="#ffff00" loext:char-shading-value="0" style:font-size-asian="10pt" style:font-style-asian="normal" style:font-size-complex="10pt" style:font-style-complex="normal"/>
    </style:style>
    <style:style style:name="T19" style:family="text">
      <style:text-properties fo:color="#000000" loext:opacity="100%" officeooo:rsid="002c7bcd"/>
    </style:style>
    <style:style style:name="T20" style:family="text">
      <style:text-properties fo:color="#000000" loext:opacity="100%" officeooo:rsid="004753f6"/>
    </style:style>
    <style:style style:name="T21" style:family="text">
      <style:text-properties fo:color="#000000" loext:opacity="100%" officeooo:rsid="00442472"/>
    </style:style>
    <style:style style:name="T22" style:family="text">
      <style:text-properties fo:color="#000000" loext:opacity="100%" officeooo:rsid="002e8eae"/>
    </style:style>
    <style:style style:name="T23" style:family="text">
      <style:text-properties fo:color="#000000" loext:opacity="100%" style:text-underline-style="none"/>
    </style:style>
    <style:style style:name="T24" style:family="text">
      <style:text-properties style:text-position="0% 100%" officeooo:rsid="005120c5" style:font-name-asian="OpenSymbol" style:font-name-complex="OpenSymbol"/>
    </style:style>
    <style:style style:name="T25" style:family="text">
      <style:text-properties style:text-position="0% 100%" officeooo:rsid="0057f21d" style:font-name-asian="OpenSymbol" style:font-name-complex="OpenSymbol"/>
    </style:style>
    <style:style style:name="T26" style:family="text">
      <style:text-properties style:text-position="0% 100%" fo:letter-spacing="normal" officeooo:rsid="005120c5" style:font-name-asian="OpenSymbol" style:font-name-complex="OpenSymbol"/>
    </style:style>
    <style:style style:name="T27" style:family="text">
      <style:text-properties style:text-position="0% 100%" fo:letter-spacing="normal" officeooo:rsid="005191d0" style:font-name-asian="OpenSymbol" style:font-name-complex="OpenSymbol"/>
    </style:style>
    <style:style style:name="T28" style:family="text">
      <style:text-properties style:text-position="0% 100%" fo:letter-spacing="normal" officeooo:rsid="0057f21d" style:font-name-asian="OpenSymbol" style:font-name-complex="OpenSymbol"/>
    </style:style>
    <style:style style:name="T29" style:family="text">
      <style:text-properties style:text-position="0% 100%" fo:font-size="10pt" fo:letter-spacing="normal" officeooo:rsid="00425cb8" style:font-size-asian="10pt" style:font-size-complex="10pt"/>
    </style:style>
    <style:style style:name="T30" style:family="text">
      <style:text-properties style:text-position="0% 100%" style:font-name="Bitstream Vera Sans2" fo:font-size="10pt" fo:letter-spacing="normal" officeooo:rsid="00425cb8" style:font-size-asian="10pt" style:font-size-complex="10pt"/>
    </style:style>
    <style:style style:name="T31" style:family="text">
      <style:text-properties style:text-position="0% 100%" officeooo:rsid="006db180"/>
    </style:style>
    <style:style style:name="T32" style:family="text">
      <style:text-properties style:text-position="0% 100%" officeooo:rsid="00606495" style:font-size-complex="9pt"/>
    </style:style>
    <style:style style:name="T33" style:family="text">
      <style:text-properties style:text-position="0% 100%" officeooo:rsid="007109ee" style:font-size-complex="9pt"/>
    </style:style>
    <style:style style:name="T34" style:family="text">
      <style:text-properties style:text-position="0% 100%" officeooo:rsid="0075cdad" style:font-size-complex="9pt"/>
    </style:style>
    <style:style style:name="T35" style:family="text">
      <style:text-properties style:text-position="0% 100%" officeooo:rsid="0075cdad"/>
    </style:style>
    <style:style style:name="T36" style:family="text">
      <style:text-properties fo:font-style="normal" officeooo:rsid="00606495" style:font-size-complex="9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color="#1ca2b8" loext:opacity="100%" officeooo:rsid="005120c5"/>
    </style:style>
    <style:style style:name="T39" style:family="text">
      <style:text-properties fo:color="#1ca2b8" loext:opacity="100%" style:font-name="Bitstream Vera Sans7" fo:font-size="10pt" fo:font-weight="bold" officeooo:rsid="005120c5" style:font-size-asian="10.5pt" style:font-weight-asian="bold" style:font-weight-complex="normal" loext:shadow="none"/>
    </style:style>
    <style:style style:name="T40" style:family="text">
      <style:text-properties fo:color="#1ca2b8" loext:opacity="100%" style:text-position="0% 100%" style:font-name="Bitstream Vera Sans2" fo:font-size="10pt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41" style:family="text">
      <style:text-properties fo:color="#1ca2b8" loext:opacity="100%" style:text-position="0% 100%" style:font-name="Bitstream Vera Sans2" fo:font-size="10pt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42" style:family="text">
      <style:text-properties fo:color="#1ca2b8" loext:opacity="100%" style:text-position="0% 100%" style:font-name="Bitstream Vera Sans2" fo:font-size="10pt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43" style:family="text">
      <style:text-properties fo:color="#1ca2b8" loext:opacity="100%" style:text-position="0% 100%" style:font-name="Bitstream Vera Sans2" fo:font-size="10pt" fo:letter-spacing="normal" fo:font-weight="bold" officeooo:rsid="0032a615" style:font-name-asian="Utopia-Bold" style:font-size-asian="10pt" style:font-weight-asian="bold" style:font-name-complex="Utopia-Bold" style:font-size-complex="10pt" style:font-weight-complex="bold"/>
    </style:style>
    <style:style style:name="T44" style:family="text">
      <style:text-properties fo:color="#1ca2b8" loext:opacity="100%" style:text-position="0% 100%" style:font-name="Bitstream Vera Sans2" fo:font-size="10pt" fo:letter-spacing="normal" fo:font-weight="normal" officeooo:rsid="0032a615" style:font-name-asian="Utopia-Bold" style:font-size-asian="10pt" style:font-weight-asian="normal" style:font-name-complex="Utopia-Bold" style:font-size-complex="10pt" style:font-weight-complex="normal"/>
    </style:style>
    <style:style style:name="T45" style:family="text">
      <style:text-properties fo:color="#1ca2b8" loext:opacity="100%" style:text-position="0% 100%" style:font-name="Bitstream Vera Sans2" fo:font-size="10pt" fo:letter-spacing="normal" fo:font-style="normal" fo:font-weight="bold" officeooo:rsid="0032a615" fo:background-color="transparent" loext:char-shading-value="0" style:font-name-asian="Utopia-Bold" style:font-size-asian="10pt" style:font-style-asian="italic" style:font-weight-asian="bold" style:font-name-complex="Utopia-Bold" style:font-size-complex="10pt" style:font-style-complex="italic" style:font-weight-complex="bold"/>
    </style:style>
    <style:style style:name="T46" style:family="text">
      <style:text-properties fo:color="#1ca2b8" loext:opacity="100%" fo:font-weight="bold" officeooo:rsid="002c7bcd" style:font-weight-asian="bold" style:font-weight-complex="bold"/>
    </style:style>
    <style:style style:name="T47" style:family="text">
      <style:text-properties style:text-position="sub 58%" officeooo:rsid="006c379b"/>
    </style:style>
    <style:style style:name="T48" style:family="text">
      <style:text-properties style:text-position="sub 58%" officeooo:rsid="00606495" style:font-size-complex="9pt"/>
    </style:style>
    <style:style style:name="T49" style:family="text">
      <style:text-properties officeooo:rsid="00606495" style:font-size-complex="9pt"/>
    </style:style>
    <style:style style:name="T50" style:family="text">
      <style:text-properties officeooo:rsid="0075cdad" style:font-size-complex="9pt"/>
    </style:style>
    <style:style style:name="T51" style:family="text">
      <style:text-properties officeooo:rsid="0075cdad"/>
    </style:style>
    <style:style style:name="T52" style:family="text">
      <style:text-properties officeooo:rsid="00442472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loext:opacity="100%" style:text-outline="false" style:text-line-through-style="none" style:text-line-through-type="none" style:font-name="Bitstream Vera Sans7" fo:font-size="10pt" fo:text-shadow="none" style:text-underline-style="none" fo:background-color="#ffff00" style:text-emphasize="none" style:font-relief="none"/>
    </style:style>
    <style:style style:name="T5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3" style:family="graphic" style:parent-style-name="Formula">
      <style:graphic-properties fo:margin-left="0.011cm" fo:margin-right="0.011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number text:level="1" text:style-name="Enonce_5f_Niv2" loext:num-list-format="%1%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Enonce_5f_Niv2" loext:num-list-format="%1%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6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7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68cm" fo:min-width="0.47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4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506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57cm" fo:min-width="0.43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8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2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000000" draw:opacity="0%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" style:family="graphic">
      <style:graphic-properties draw:stroke="dash" draw:stroke-dash="Dashed_20__28_var_29__20_6812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2" style:family="graphic">
      <style:graphic-properties draw:stroke="dash" draw:stroke-dash="Dashed_20__28_var_29__20_6813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3" style:family="graphic">
      <style:graphic-properties draw:stroke="dash" draw:stroke-dash="Dashed_20__28_var_29__20_6814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4" style:family="graphic">
      <style:graphic-properties draw:stroke="dash" draw:stroke-dash="Dashed_20__28_var_29__20_6815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5" style:family="graphic">
      <style:graphic-properties draw:stroke="dash" draw:stroke-dash="Dashed_20__28_var_29__20_6816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6" style:family="graphic">
      <style:graphic-properties draw:stroke="dash" draw:stroke-dash="Dashed_20__28_var_29__20_6817" svg:stroke-width="0.019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7" style:family="graphic">
      <style:graphic-properties draw:stroke="solid" draw:stroke-dash="Dashed_20__28_var_29__20_6800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justify" draw:textarea-vertical-align="middle" draw:auto-grow-height="false" fo:min-height="0.751cm" fo:min-width="0.718cm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18" style:family="graphic">
      <style:graphic-properties draw:stroke="none" draw:stroke-dash="Dashed_20__28_var_29__20_6801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53cm" fo:min-width="0.658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19" style:family="graphic">
      <style:graphic-properties draw:stroke="none" draw:stroke-dash="Dashed_20__28_var_29__20_6802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55cm" fo:min-width="0.656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20" style:family="graphic">
      <style:graphic-properties draw:stroke="none" draw:stroke-dash="Dashed_20__28_var_29__20_6803" svg:stroke-width="0.019cm" svg:stroke-color="#000000" draw:marker-start-width="0.3cm" draw:marker-start-center="false" draw:marker-end-width="0.3cm" draw:marker-end-center="false" draw:fill="none" draw:fill-color="#ffffff" draw:fill-image-width="0cm" draw:fill-image-height="0cm" draw:textarea-horizontal-align="left" draw:auto-grow-height="true" draw:auto-grow-width="true" fo:min-height="0.755cm" fo:min-width="0.656cm" fo:padding-top="0.041cm" fo:padding-bottom="0.041cm" fo:padding-left="0.06cm" fo:padding-right="0.06cm" draw:shadow="hidden" draw:shadow-offset-x="0.3cm" draw:shadow-offset-y="0.3cm" draw:shadow-color="#808080" style:run-through="foreground"/>
      <style:paragraph-properties style:writing-mode="lr-tb"/>
    </style:style>
    <style:style style:name="gr21" style:family="graphic">
      <style:graphic-properties draw:stroke="solid" draw:stroke-dash="Dashed_20__28_var_29__20_6804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6805" svg:stroke-width="0.019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draw:auto-grow-height="false" fo:padding-top="0.041cm" fo:padding-bottom="0.041cm" fo:padding-left="0.06cm" fo:padding-right="0.06cm" draw:shadow="hidden" draw:shadow-offset-x="0.3cm" draw:shadow-offset-y="0.3cm" draw:shadow-color="#808080" style:run-through="foreground"/>
    </style:style>
    <style:style style:name="gr2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9" text:outline-level="1"/>
      <text:list xml:id="list1070866241" text:style-name="Num_5f_Exo">
        <text:list-item>
          <text:h text:style-name="P33" text:outline-level="1"><text:span text:style-name="Bold_5f_niv2"><text:span text:style-name="T37"> </text:span></text:span><text:span text:style-name="Bold_5f_niv2">Calcul de la longueur de l’hypoténuse</text:span></text:h>
        </text:list-item>
      </text:list>
      <text:list xml:id="list2065702139" text:style-name="_5f_Numérotation_20_des_20_exercices_20_livrets">
        <text:list-header>
          <text:p text:style-name="P50"><draw:g text:anchor-type="paragraph" draw:z-index="18" draw:name="Forme10" draw:style-name="gr1"><draw:custom-shape draw:style-name="gr17" draw:text-style-name="P65" svg:width="1.675cm" svg:height="2.571cm" draw:transform="skewX (0.000698131700797737) rotate (-1.58772602053924) translate (8.05744444444444cm 0.375708333333333cm)"><text:p/><draw:enhanced-geometry svg:viewBox="0 0 21600 21600" draw:mirror-horizontal="true" draw:mirror-vertical="true" draw:glue-points="10800 0 5400 10800 0 21600 10800 21600 21600 21600 16200 10800" draw:text-areas="1900 12700 12700 19700" draw:type="right-triangle" draw:enhanced-path="M 0 0 L 21600 21600 0 21600 0 0 Z N"/></draw:custom-shape><draw:frame draw:style-name="gr18" draw:text-style-name="P67" svg:width="0.779cm" svg:height="0.835cm" draw:transform="rotate (0.0136135681655558) translate (8.07684722222222cm -0.0776111111111111cm)"><draw:text-box><text:p text:style-name="P66"><text:span text:style-name="T54">E</text:span></text:p></draw:text-box></draw:frame><draw:frame draw:style-name="gr19" draw:text-style-name="P67" svg:width="0.777cm" svg:height="0.837cm" draw:transform="rotate (0.0226892802759263) translate (5.07294444444444cm 1.90852777777778cm)"><draw:text-box><text:p text:style-name="P66"><text:span text:style-name="T54">L</text:span></text:p></draw:text-box></draw:frame><draw:frame draw:style-name="gr20" draw:text-style-name="P67" svg:width="0.777cm" svg:height="0.837cm" draw:transform="rotate (-0.0158824961931485) translate (7.97101388888889cm 1.97202777777778cm)"><draw:text-box><text:p text:style-name="P66"><text:span text:style-name="T54">R</text:span></text:p></draw:text-box></draw:frame><draw:line draw:style-name="gr21" draw:text-style-name="P65" svg:x1="8.052cm" svg:y1="1.79cm" svg:x2="7.783cm" svg:y2="1.787cm"><text:p/></draw:line><draw:line draw:style-name="gr22" draw:text-style-name="P65" svg:x1="7.789cm" svg:y1="1.786cm" svg:x2="7.782cm" svg:y2="2.055cm"><text:p/></draw:line></draw:g>ERL est un triangle <text:line-break/>rectangle en R tel <text:line-break/>que ER <text:span text:style-name="_5f_signe">=</text:span> 9 cm <text:line-break/>et RL <text:span text:style-name="_5f_signe">=</text:span> 12 cm.<text:line-break/>Calcule la longueur <text:line-break/>de son hypoténuse.</text:p>
          <text:p text:style-name="P38"><text:span text:style-name="_5f_Caractères_5f_correction"><text:span text:style-name="T49">Dans le triangle ERL rectangle en R, l’hypoténuse est [</text:span></text:span><text:span text:style-name="_5f_Caractères_5f_correction"><text:span text:style-name="T36">EL</text:span></text:span><text:span text:style-name="_5f_Caractères_5f_correction"><text:span text:style-name="T49">].</text:span></text:span></text:p>
          <text:p text:style-name="P39"><text:span text:style-name="_5f_Caractères_5f_correction"><text:span text:style-name="T49">D’après le théorème de Pythagore on a l’égalité : </text:span></text:span></text:p>
          <text:p text:style-name="P39"><text:span text:style-name="_5f_Caractères_5f_correction"><text:span text:style-name="T49">(Ou : D’après l’égalité de Pythagore on a : </text:span></text:span></text:p>
        </text:list-header>
      </text:list>
      <text:section text:style-name="Sect1" text:name="Section1">
        <text:list xml:id="list112630824095995" text:continue-numbering="true" text:style-name="_5f_Numérotation_20_des_20_exercices_20_livrets">
          <text:list-header>
            <text:p text:style-name="P38"><text:span text:style-name="_5f_Caractères_5f_correction"><text:span text:style-name="T36">EL</text:span></text:span><text:span text:style-name="_5f_Caractères_5f_correction"><text:span text:style-name="T49">² = LR² + RE²</text:span></text:span></text:p>
            <text:p text:style-name="P38"><text:span text:style-name="_5f_Caractères_5f_correction"><text:span text:style-name="T36">EL</text:span></text:span><text:span text:style-name="_5f_Caractères_5f_correction"><text:span text:style-name="T49">² = 12² + 9²</text:span></text:span></text:p>
            <text:p text:style-name="P38"><text:span text:style-name="_5f_Caractères_5f_correction"><text:span text:style-name="T36">EL</text:span></text:span><text:span text:style-name="_5f_Caractères_5f_correction"><text:span text:style-name="T49">² = 144 + 81</text:span></text:span></text:p>
            <text:p text:style-name="P38"><text:span text:style-name="_5f_Caractères_5f_correction"><text:span text:style-name="T36">EL</text:span></text:span><text:span text:style-name="_5f_Caractères_5f_correction"><text:span text:style-name="T49">² = 225</text:span></text:span></text:p>
            <text:p text:style-name="P38"><text:span text:style-name="_5f_pointillés_20_gris"><text:span text:style-name="T6"/></text:span></text:p>
            <text:p text:style-name="P38"><text:span text:style-name="_5f_Caractères_5f_correction"><text:span text:style-name="T49">EL = </text:span></text:span><text:span text:style-name="_5f_Caractères_5f_correction"><text:span text:style-name="T49"><draw:frame draw:style-name="fr3" draw:name="Objet5" text:anchor-type="as-char" svg:y="-0.409cm" svg:width="0.885cm" svg:height="0.441cm" draw:z-index="19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  <text:p text:style-name="P44"><text:span text:style-name="_5f_Caractères_5f_correction"><text:span text:style-name="T49">EL = 15 cm</text:span></text:span></text:p>
          </text:list-header>
        </text:list>
      </text:section>
      <text:list xml:id="list112632348580531" text:continue-list="list1070866241" text:style-name="Num_5f_Exo">
        <text:list-item>
          <text:h text:style-name="P34" text:outline-level="1"><draw:g text:anchor-type="paragraph" draw:z-index="20" draw:name="Forme14" draw:style-name="gr1"><draw:frame draw:style-name="gr2" draw:text-style-name="P61" svg:width="0.969cm" svg:height="0.821cm" svg:x="4.869cm" svg:y="0.967cm"><draw:text-box><text:p text:style-name="P60"><text:span text:style-name="T53">A</text:span></text:p></draw:text-box></draw:frame><draw:frame draw:style-name="gr3" draw:text-style-name="P61" svg:width="0.973cm" svg:height="0.821cm" svg:x="8.716cm" svg:y="0.983cm"><draw:text-box><text:p text:style-name="P60"><text:span text:style-name="T53">B</text:span></text:p></draw:text-box></draw:frame><draw:frame draw:style-name="gr4" draw:text-style-name="P61" svg:width="0.976cm" svg:height="0.819cm" svg:x="8.742cm" svg:y="2.995cm"><draw:text-box><text:p text:style-name="P60"><text:span text:style-name="T53">C</text:span></text:p></draw:text-box></draw:frame><draw:frame draw:style-name="gr5" draw:text-style-name="P61" svg:width="0.948cm" svg:height="0.821cm" svg:x="4.814cm" svg:y="4.502cm"><draw:text-box><text:p text:style-name="P60"><text:span text:style-name="T53">E</text:span></text:p></draw:text-box></draw:frame><draw:frame draw:style-name="gr6" draw:text-style-name="P61" svg:width="1.008cm" svg:height="0.821cm" svg:x="7.252cm" svg:y="4.502cm"><draw:text-box><text:p text:style-name="P60"><text:span text:style-name="T53">D</text:span></text:p></draw:text-box></draw:frame><draw:frame draw:style-name="gr7" draw:text-style-name="P61" svg:width="0.936cm" svg:height="0.821cm" svg:x="8.636cm" svg:y="4.502cm"><draw:text-box><text:p text:style-name="P60"><text:span text:style-name="T53">P</text:span></text:p></draw:text-box></draw:frame><draw:polygon draw:style-name="gr8" draw:text-style-name="P62" svg:width="3.382cm" svg:height="3.32cm" svg:x="5.484cm" svg:y="1.182cm" svg:viewBox="0 0 3383 3321" draw:points="0,0 3383,0 3383,1993 2030,3321 0,3321"><text:p/></draw:polygon><draw:polyline draw:style-name="gr9" draw:text-style-name="P63" svg:width="0.27cm" svg:height="0.265cm" svg:x="5.484cm" svg:y="1.182cm" svg:viewBox="0 0 271 266" draw:points="271,0 271,266 0,266"><text:p/></draw:polyline><draw:polyline draw:style-name="gr9" draw:text-style-name="P63" svg:width="0.27cm" svg:height="0.265cm" svg:x="5.484cm" svg:y="4.237cm" svg:viewBox="0 0 271 266" draw:points="0,0 271,0 271,266"><text:p/></draw:polyline><draw:polyline draw:style-name="gr9" draw:text-style-name="P63" svg:width="0.27cm" svg:height="0.265cm" svg:x="8.599cm" svg:y="1.182cm" svg:viewBox="0 0 271 266" draw:points="271,266 0,266 0,0"><text:p/></draw:polyline><draw:line draw:style-name="gr10" draw:text-style-name="P64" svg:x1="8.867cm" svg:y1="1.182cm" svg:x2="8.867cm" svg:y2="3.175cm"><text:p/></draw:line><draw:line draw:style-name="gr10" draw:text-style-name="P64" svg:x1="8.807cm" svg:y1="2.211cm" svg:x2="8.925cm" svg:y2="2.145cm"><text:p/></draw:line><draw:line draw:style-name="gr10" draw:text-style-name="P64" svg:x1="7.514cm" svg:y1="4.505cm" svg:x2="5.484cm" svg:y2="4.505cm"><text:p/></draw:line><draw:line draw:style-name="gr10" draw:text-style-name="P64" svg:x1="6.465cm" svg:y1="4.445cm" svg:x2="6.533cm" svg:y2="4.561cm"><text:p/></draw:line><draw:line draw:style-name="gr11" draw:text-style-name="P64" svg:x1="7.516cm" svg:y1="4.505cm" svg:x2="8.869cm" svg:y2="4.505cm"><text:p/></draw:line><draw:line draw:style-name="gr12" draw:text-style-name="P64" svg:x1="8.18cm" svg:y1="4.561cm" svg:x2="8.112cm" svg:y2="4.445cm"><text:p/></draw:line><draw:line draw:style-name="gr13" draw:text-style-name="P64" svg:x1="8.226cm" svg:y1="4.561cm" svg:x2="8.158cm" svg:y2="4.445cm"><text:p/></draw:line><draw:line draw:style-name="gr14" draw:text-style-name="P64" svg:x1="8.867cm" svg:y1="3.175cm" svg:x2="8.867cm" svg:y2="4.504cm"><text:p/></draw:line><draw:line draw:style-name="gr15" draw:text-style-name="P64" svg:x1="8.807cm" svg:y1="3.827cm" svg:x2="8.925cm" svg:y2="3.761cm"><text:p/></draw:line><draw:line draw:style-name="gr16" draw:text-style-name="P64" svg:x1="8.807cm" svg:y1="3.871cm" svg:x2="8.925cm" svg:y2="3.805cm"><text:p/></draw:line><draw:polyline draw:style-name="gr9" draw:text-style-name="P63" svg:width="0.27cm" svg:height="0.265cm" svg:x="8.599cm" svg:y="4.237cm" svg:viewBox="0 0 271 266" draw:points="0,266 0,0 271,0"><text:p/></draw:polyline></draw:g><text:span text:style-name="Bold_5f_niv2"><text:span text:style-name="T38">D’après </text:span></text:span><text:span text:style-name="Bold_5f_niv2"><text:span text:style-name="T39">b</text:span></text:span><text:span text:style-name="Bold_5f_niv2"><text:span text:style-name="T38">revet</text:span></text:span></text:h>
        </text:list-item>
      </text:list>
      <text:p text:style-name="P24"><text:span text:style-name="_5f_BVS"><text:span text:style-name="T26">On a construit un bac à sable pour enfants qui a la forme d’un prisme droit de hauteur 15 cm. La base de ce prisme est représentée par le polygone ABCDE ci‑</text:span></text:span><text:span text:style-name="_5f_BVS"><text:span text:style-name="T27">contre,</text:span></text:span><text:span text:style-name="_5f_BVS"><text:span text:style-name="T26"> </text:span></text:span><text:span text:style-name="_5f_BVS"><text:span text:style-name="T28">tel que CP</text:span></text:span><text:span text:style-name="_5f_Symbole"><text:span text:style-name="T30"> </text:span></text:span><text:span text:style-name="_5f_Symbole"><text:span text:style-name="T29">=</text:span></text:span><text:span text:style-name="_5f_Symbole"><text:span text:style-name="T30"> </text:span></text:span><text:span text:style-name="_5f_BVS"><text:span text:style-name="T28">DP</text:span></text:span><text:span text:style-name="_5f_Symbole"><text:span text:style-name="T30"> </text:span></text:span><text:span text:style-name="_5f_Symbole"><text:span text:style-name="T29">=</text:span></text:span><text:span text:style-name="_5f_Symbole"><text:span text:style-name="T30"> </text:span></text:span><text:span text:style-name="_5f_BVS"><text:span text:style-name="T28">1,30 m et ED</text:span></text:span><text:span text:style-name="_5f_Symbole"><text:span text:style-name="T30"> </text:span></text:span><text:span text:style-name="_5f_Symbole"><text:span text:style-name="T29">=</text:span></text:span><text:span text:style-name="_5f_Symbole"><text:span text:style-name="T30"> </text:span></text:span><text:span text:style-name="_5f_BVS"><text:span text:style-name="T28">BC</text:span></text:span><text:span text:style-name="_5f_Symbole"><text:span text:style-name="T30"> </text:span></text:span><text:span text:style-name="_5f_Symbole"><text:span text:style-name="T29">=</text:span></text:span><text:span text:style-name="_5f_Symbole"><text:span text:style-name="T30"> </text:span></text:span><text:span text:style-name="_5f_BVS"><text:span text:style-name="T28">40 cm.</text:span></text:span></text:p>
      <text:p text:style-name="P25"><text:span text:style-name="_5f_BVS"><text:span text:style-name="T40">a.</text:span></text:span><text:span text:style-name="_5f_BVS"><text:span text:style-name="T41"> </text:span></text:span><text:span text:style-name="_5f_BVS"><text:span text:style-name="T24">Calcule CD. Arrondi</text:span></text:span><text:span text:style-name="_5f_BVS"><text:span text:style-name="T25">s</text:span></text:span><text:span text:style-name="_5f_BVS"><text:span text:style-name="T24"> au centimètre près.</text:span></text:span></text:p>
      <text:list xml:id="list3013608326" text:style-name="liste_5f_abc">
        <text:list-header>
          <text:p text:style-name="P41"><text:span text:style-name="_5f_Caractères_5f_correction"><text:span text:style-name="T49">D’après le théorème de Pythagore, dans le triangle PDC rectangle en P : </text:span></text:span></text:p>
        </text:list-header>
      </text:list>
      <text:section text:style-name="Sect1" text:name="Section4">
        <text:list xml:id="list112632189317410" text:continue-numbering="true" text:style-name="liste_5f_abc">
          <text:list-header>
            <text:p text:style-name="P41"><text:span text:style-name="_5f_Caractères_5f_correction"><text:span text:style-name="T49">CD² = DP² + PC²</text:span></text:span></text:p>
            <text:p text:style-name="P41"><text:span text:style-name="_5f_Caractères_5f_correction"><text:span text:style-name="T49">CD² = 1,3²+1,3²</text:span></text:span></text:p>
            <text:p text:style-name="P41"><text:span text:style-name="_5f_Caractères_5f_correction"><text:span text:style-name="T49">CD² = 3,38</text:span></text:span></text:p>
          </text:list-header>
        </text:list>
        <text:p text:style-name="P28"><text:span text:style-name="_5f_Caractères_5f_correction"><text:span text:style-name="T49">CD = </text:span></text:span><text:span text:style-name="_5f_Caractères_5f_correction"><text:span text:style-name="T49"><draw:frame draw:style-name="fr3" draw:name="Objet6" text:anchor-type="as-char" svg:y="-0.409cm" svg:width="0.997cm" svg:height="0.441cm" draw:z-index="8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Caractères_5f_correction"><text:span text:style-name="T49"><text:s/></text:span></text:span></text:p>
        <text:p text:style-name="P28"><text:span text:style-name="_5f_Caractères_5f_correction"><text:span text:style-name="T49">CD ≈ 1,84 m </text:span></text:span><text:span text:style-name="_5f_Caractères_5f_correction"><text:span text:style-name="T9">ou </text:span></text:span><text:span text:style-name="_5f_Caractères_5f_correction"><text:span text:style-name="T49">184 cm</text:span></text:span></text:p>
      </text:section>
      <text:p text:style-name="P26"><text:span text:style-name="_5f_BVS"><text:span text:style-name="T42">b</text:span></text:span><text:span text:style-name="_5f_BVS"><text:span text:style-name="T40">.</text:span></text:span><text:span text:style-name="_5f_BVS"><text:span text:style-name="T41"> </text:span></text:span><text:span text:style-name="_5f_BVS"><text:span text:style-name="T24">Justifie que le quadrilatère ABPE est un carré.</text:span></text:span></text:p>
      <text:list xml:id="list112631944811110" text:continue-numbering="true" text:style-name="liste_5f_abc">
        <text:list-header>
          <text:p text:style-name="P45"><text:span text:style-name="_5f_Caractères_5f_correction"><text:span text:style-name="T49">ABPE est un carré car il </text:span></text:span><text:span text:style-name="_5f_Caractères_5f_correction"><text:span text:style-name="T10">a</text:span></text:span><text:span text:style-name="_5f_Caractères_5f_correction"><text:span text:style-name="T49"> </text:span></text:span><text:span text:style-name="_5f_Caractères_5f_correction"><text:span text:style-name="T10">trois</text:span></text:span><text:span text:style-name="_5f_Caractères_5f_correction"><text:span text:style-name="T49"> angles droits et <text:s/>deux côtés consécutifs égaux : EP = PB </text:span></text:span><text:span text:style-name="_5f_Caractères_5f_correction"><text:span text:style-name="T50">= 1,7 m</text:span></text:span></text:p>
        </text:list-header>
      </text:list>
      <text:p text:style-name="P26"><text:span text:style-name="_5f_BVS"><text:span text:style-name="T45">c</text:span></text:span><text:span text:style-name="_5f_BVS"><text:span text:style-name="T43">.</text:span></text:span><text:span text:style-name="_5f_BVS"><text:span text:style-name="T44"> </text:span></text:span><text:span text:style-name="_5f_BVS"><text:span text:style-name="T26">On a construit le tour du bac à sable avec des planches en bois de longueur 2,40 m et de hauteur 15 cm chacune. De combien de planches a-t-on eu besoin ?</text:span></text:span></text:p>
      <text:list xml:id="list112631715852132" text:continue-numbering="true" text:style-name="liste_5f_abc">
        <text:list-header>
          <text:p text:style-name="P42"><text:span text:style-name="_5f_Caractères_5f_correction"><text:span text:style-name="T32">P</text:span></text:span><text:span text:style-name="_5f_Caractères_5f_correction"><text:span text:style-name="T48">ABCDE</text:span></text:span><text:span text:style-name="_5f_Caractères_5f_correction"><text:span text:style-name="T32"> = AB + BC + CD + DE + EA</text:span></text:span></text:p>
          <text:p text:style-name="P42"><text:span text:style-name="_5f_Caractères_5f_correction"><text:span text:style-name="T32">P</text:span></text:span><text:span text:style-name="_5f_Caractères_5f_correction"><text:span text:style-name="T48">ABCDE</text:span></text:span><text:span text:style-name="_5f_Caractères_5f_correction"><text:span text:style-name="T32"> ≈ 1,7 + 0,4 + 1,84 + 0,4 + 1,70</text:span></text:span></text:p>
          <text:p text:style-name="P42"><text:span text:style-name="_5f_Caractères_5f_correction"><text:span text:style-name="T32">P</text:span></text:span><text:span text:style-name="_5f_Caractères_5f_correction"><text:span text:style-name="T48">ABCDE </text:span></text:span><text:span text:style-name="_5f_Caractères_5f_correction"><text:span text:style-name="T32">≈ 6,04 m</text:span></text:span></text:p>
        </text:list-header>
      </text:list>
      <text:p text:style-name="P29"><text:span text:style-name="_5f_Caractères_5f_correction"><text:span text:style-name="T50">Nombre de planches à prévoir : </text:span></text:span><text:span text:style-name="_5f_Caractères_5f_correction"><text:span text:style-name="T49"><text:s/></text:span></text:span><text:span text:style-name="_5f_Caractères_5f_correction"><text:span text:style-name="T50">6,04 ÷</text:span></text:span><text:span text:style-name="_5f_Caractères_5f_correction"> </text:span><text:span text:style-name="_5f_Caractères_5f_correction"><text:span text:style-name="T51">2,4 </text:span></text:span><text:span text:style-name="_5f_Caractères_5f_correction"><text:span text:style-name="T32">≈ 2,5 </text:span></text:span></text:p>
      <text:p text:style-name="P29"><text:span text:style-name="_5f_Caractères_5f_correction"><text:span text:style-name="T32">Il faudra donc 3 planches pour faire le tour du bac.</text:span></text:span></text:p>
      <text:p text:style-name="P26"><text:span text:style-name="_5f_BVS"><text:span text:style-name="T42">d</text:span></text:span><text:span text:style-name="_5f_BVS"><text:span text:style-name="T40">.</text:span></text:span><text:span text:style-name="_5f_BVS"><text:span text:style-name="T41"> </text:span></text:span><text:span text:style-name="_5f_BVS"><text:span text:style-name="T24">A-t-on eu besoin de plus de 300 L de sable pour remplir complètement le bac ?</text:span></text:span></text:p>
      <text:p text:style-name="P27"><text:span text:style-name="_5f_Caractères_5f_correction"><text:span text:style-name="T35">300L = 300 dm³ . On peut travailler en dm.</text:span></text:span></text:p>
      <text:list xml:id="list112632912600620" text:continue-numbering="true" text:style-name="liste_5f_abc">
        <text:list-header>
          <text:p text:style-name="P46"><text:span text:style-name="_5f_pointillés_20_gris"><text:span text:style-name="T47"><draw:frame draw:style-name="fr3" draw:name="Objet7" text:anchor-type="as-char" svg:y="-0.679cm" svg:width="3.831cm" svg:height="0.531cm" draw:z-index="9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text:p text:style-name="P46"><text:span text:style-name="_5f_Caractères_5f_correction"><text:span text:style-name="T32"><draw:frame draw:style-name="fr3" draw:name="Objet9" text:anchor-type="as-char" svg:y="-0.409cm" svg:width="3.725cm" svg:height="0.87cm" draw:z-index="10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/text:p>
          <text:p text:style-name="P46"><text:span text:style-name="_5f_Caractères_5f_correction"><text:span text:style-name="T32"><draw:frame draw:style-name="fr3" draw:name="Objet10" text:anchor-type="as-char" svg:y="-0.409cm" svg:width="2.701cm" svg:height="0.531cm" draw:z-index="1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_5f_Caractères_5f_correction"><text:span text:style-name="T32"><text:s/></text:span></text:span><text:span text:style-name="_5f_Caractères_5f_correction"><text:span text:style-name="T34">d</text:span></text:span><text:span text:style-name="_5f_Caractères_5f_correction"><text:span text:style-name="T32">m²</text:span></text:span></text:p>
        </text:list-header>
      </text:list>
      <text:p text:style-name="P30"><text:span text:style-name="_5f_pointillés_20_gris"><text:span text:style-name="T31"><draw:frame draw:style-name="fr3" draw:name="Objet11" text:anchor-type="as-char" svg:y="-0.409cm" svg:width="4.255cm" svg:height="0.531cm" draw:z-index="12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/text:p>
      <text:p text:style-name="P31"><text:span text:style-name="_5f_Caractères_5f_correction"><text:span text:style-name="T32"><draw:frame draw:style-name="fr3" draw:name="Objet13" text:anchor-type="as-char" svg:y="-0.409cm" svg:width="2.872cm" svg:height="0.453cm" draw:z-index="13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_5f_Caractères_5f_correction"><text:span text:style-name="T32"><text:s/></text:span></text:span><text:span text:style-name="_5f_Caractères_5f_correction"><text:span text:style-name="T34">dm³ </text:span></text:span></text:p>
      <text:p text:style-name="P30"><text:span text:style-name="_5f_Caractères_5f_correction"><text:span text:style-name="T32"><draw:frame draw:style-name="fr3" draw:name="Objet15" text:anchor-type="as-char" svg:y="-0.409cm" svg:width="2.245cm" svg:height="0.453cm" draw:z-index="14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Caractères_5f_correction"><text:span text:style-name="T32"><text:s text:c="2"/></text:span></text:span><text:span text:style-name="_5f_Caractères_5f_correction"><text:span text:style-name="T34">dm³ ou L</text:span></text:span></text:p>
      <text:p text:style-name="P30"><text:span text:style-name="_5f_Caractères_5f_correction"><text:span text:style-name="T32">Oui, il faudra plus de 300 L de sable, il en faudra </text:span></text:span><text:span text:style-name="_5f_Caractères_5f_correction"><text:span text:style-name="T33">environ </text:span></text:span><text:span text:style-name="_5f_Caractères_5f_correction"><text:span text:style-name="T32">30</text:span></text:span><text:span text:style-name="_5f_Caractères_5f_correction"><text:span text:style-name="T12">7 </text:span></text:span><text:span text:style-name="_5f_Caractères_5f_correction"><text:span text:style-name="T32">L.</text:span></text:span></text:p>
      <text:list text:style-name="L1">
        <text:list-item>
          <text:p text:style-name="P48">ARC est un triangle rectangle <text:line-break/>en R tel que AC <text:span text:style-name="_5f_signe">=</text:span> 52 mm <text:line-break/>et RC <text:span text:style-name="_5f_signe">=</text:span> 48 mm.</text:p>
        </text:list-item>
      </text:list>
      <text:list xml:id="list112632884972651" text:continue-list="list112630824095995" text:style-name="_5f_Numérotation_20_des_20_exercices_20_livrets">
        <text:list-header>
          <text:p text:style-name="P51">Calcule la longueur <text:line-break/>du côté [AR].</text:p>
          <text:p text:style-name="P47"><text:span text:style-name="_5f_pointillés_20_gris"><text:span text:style-name="T7">Le triangle RAC est rectangle en R.</text:span></text:span></text:p>
        </text:list-header>
      </text:list>
      <text:p text:style-name="P32"><text:span text:style-name="_5f_pointillés_20_gris"><text:span text:style-name="T7">D’après le théorème de Pythagore on a l’égalité : </text:span></text:span></text:p>
      <text:p text:style-name="P32"><text:span text:style-name="_5f_pointillés_20_gris"><text:span text:style-name="T7">AC² = RC² + RA²</text:span></text:span></text:p>
      <text:p text:style-name="P32"><text:span text:style-name="_5f_pointillés_20_gris"><text:span text:style-name="T7">Donc RA² = AC² – RC²</text:span></text:span></text:p>
      <text:p text:style-name="P32"><text:span text:style-name="_5f_pointillés_20_gris"><text:span text:style-name="T7">RA² = 52² – 48²</text:span></text:span></text:p>
      <text:p text:style-name="P32"><text:span text:style-name="_5f_pointillés_20_gris"><text:span text:style-name="T7">RA² = </text:span></text:span><text:span text:style-name="_5f_pointillés_20_gris"><text:span text:style-name="T16">400</text:span></text:span></text:p>
      <text:p text:style-name="P32"><text:span text:style-name="_5f_pointillés_20_gris"><text:span text:style-name="T7"/></text:span></text:p>
      <text:p text:style-name="P32"><text:span text:style-name="_5f_pointillés_20_gris"><text:span text:style-name="T7">RA = </text:span></text:span><text:span text:style-name="_5f_pointillés_20_gris"><text:span text:style-name="T7"><draw:frame draw:style-name="fr3" draw:name="Objet1" text:anchor-type="as-char" svg:y="-0.358cm" svg:width="0.885cm" svg:height="0.441cm" draw:z-index="15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<text:p text:style-name="P32"><text:span text:style-name="_5f_pointillés_20_gris"><text:span text:style-name="T14">RA = </text:span></text:span><text:span text:style-name="_5f_pointillés_20_gris"><text:span text:style-name="T13">20</text:span></text:span><text:span text:style-name="_5f_pointillés_20_gris"><text:span text:style-name="T14"> mm</text:span></text:span></text:p>
      <text:list text:style-name="L2">
        <text:list-item>
          <text:p text:style-name="P49"><text:span text:style-name="T46">Extrait du brevet</text:span></text:p>
        </text:list-item>
      </text:list>
      <text:h text:style-name="P35" text:outline-level="1">Pour une bonne partie </text:h>
      <text:h text:style-name="P35" text:outline-level="1">de pêche, il faut un </text:h>
      <text:h text:style-name="P35" text:outline-level="1">siège pliant adapté ! </text:h>
      <text:h text:style-name="P36" text:outline-level="1">Nicolas est de taille </text:h>
      <text:h text:style-name="P36" text:outline-level="1">moyenne et, pour être </text:h>
      <text:h text:style-name="P36" text:outline-level="1">bien assis, il est nécessaire </text:h>
      <text:h text:style-name="P36" text:outline-level="1">que la hauteur de l’assise </text:h>
      <text:h text:style-name="P36" text:outline-level="1">du siège soit comprise </text:h>
      <text:h text:style-name="P37" text:outline-level="1"><text:span text:style-name="T11">e</text:span><text:span text:style-name="T5">ntre 44 cm et 46 cm.</text:span></text:h>
      <text:p text:style-name="P53">Voici les dimensions d’un siège pliable qu’il a <text:soft-page-break/>trouvé en vente sur <text:span text:style-name="T52">I</text:span>nternet : longueur des pieds : 56 cm ; largeur de l’assise : 34 cm ; profondeur de l’assise : 31 cm.</text:p>
      <text:p text:style-name="P54"><text:span text:style-name="T19">Les droites (A</text:span><text:span text:style-name="T20">D</text:span><text:span text:style-name="T19">) et (</text:span><text:span text:style-name="T21">DH</text:span><text:span text:style-name="T19">) sont perpendiculaire</text:span><text:span text:style-name="T22">s</text:span><text:span text:style-name="T5"> et </text:span><text:span text:style-name="T23">ABDC</text:span><text:span text:style-name="T5"> est un rectangle. </text:span></text:p>
      <text:p text:style-name="P52">La hauteur de ce siège lui est-elle adaptée ? </text:p>
      <text:list xml:id="list112631831899315" text:continue-list="list112632884972651" text:style-name="_5f_Numérotation_20_des_20_exercices_20_livrets">
        <text:list-header>
          <text:p text:style-name="P40"><text:span text:style-name="_5f_pointillés_20_gris"><text:span text:style-name="T8">Dans le triangle ADH rectangle en D. <text:line-break/>D’après le théorème de Pythagore on a l’égalité : </text:span></text:span></text:p>
        </text:list-header>
      </text:list>
      <text:section text:style-name="Sect1" text:name="Section3">
        <text:p text:style-name="P43"><text:span text:style-name="_5f_pointillés_20_gris"><text:span text:style-name="T8">DH² = AH² – AD²</text:span></text:span></text:p>
        <text:p text:style-name="P43"><text:span text:style-name="_5f_pointillés_20_gris"><text:span text:style-name="T8">DH² = 56² – 34²</text:span></text:span></text:p>
        <text:p text:style-name="P43"><text:span text:style-name="_5f_pointillés_20_gris"><text:span text:style-name="T8">DH² = 1 980</text:span></text:span></text:p>
        <text:p text:style-name="P43"><text:span text:style-name="_5f_pointillés_20_gris"><text:span text:style-name="T8">DH = </text:span></text:span><text:span text:style-name="_5f_pointillés_20_gris"><text:span text:style-name="T8"><draw:frame draw:style-name="fr3" draw:name="Objet3" text:anchor-type="as-char" svg:y="-0.358cm" svg:width="1.109cm" svg:height="0.441cm" draw:z-index="21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<text:p text:style-name="P43"><text:span text:style-name="_5f_pointillés_20_gris"><text:span text:style-name="T8">DH <text:s/></text:span></text:span><text:span text:style-name="_5f_pointillés_20_gris"><text:span text:style-name="T17">≈ </text:span></text:span><text:span text:style-name="_5f_pointillés_20_gris"><text:span text:style-name="T18">44,5 </text:span></text:span></text:p>
      </text:section>
      <text:p text:style-name="P43"><text:span text:style-name="_5f_pointillés_20_gris"><text:span text:style-name="T15">Ce siège a donc une hauteur adaptée.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/>
    <style:font-face style:name="Bitstream Vera Sans2" svg:font-family="'Bitstream Vera Sans'" style:font-family-generic="swiss" style:font-pitch="variable"/>
    <style:font-face style:name="Bitstream Vera Sans3" svg:font-family="'Bitstream Vera Sans'" style:font-family-generic="system" style:font-pitch="variable"/>
    <style:font-face style:name="Bitstream Vera Sans4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6" svg:font-family="'Bitstream Vera Sans'" style:font-adornments="Oblique" style:font-family-generic="swiss" style:font-pitch="variable"/>
    <style:font-face style:name="Bitstream Vera Sans7" svg:font-family="'Bitstream Vera Sans'" style:font-adornments="Roman" style:font-family-generic="swiss" style:font-pitch="variable"/>
    <style:font-face style:name="Bitstream Vera Serif" svg:font-family="'Bitstream Vera Serif'" style:font-adornments="Roman" style:font-family-generic="roman" style:font-pitch="variable"/>
    <style:font-face style:name="Britannic Bold" svg:font-family="'Britannic Bold'" style:font-adornments="Gras" style:font-family-generic="swiss" style:font-pitch="variable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Italique" style:font-family-generic="roman" style:font-pitch="variable"/>
    <style:font-face style:name="Utopia-Bold" svg:font-family="Utopia-Bold" style:font-family-generic="roman"/>
  </office:font-face-decls>
  <office:styles>
    <draw:fill-image draw:name="Bitmap_20_2" draw:display-name="Bitmap 2" xlink:href="Pictures/1000000000000462000000587CE155E8D689C890.png" xlink:type="simple" xlink:show="embed" xlink:actuate="onLoad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7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6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1ca2b8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7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7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_2d_Titre_20_de_20_méthodes" style:display-name="-Titre de méthodes" style:family="paragraph" style:parent-style-name="Standard" style:next-style-name="_5f_Paragraphe_20__20_de_20_méthode" style:master-page-name="">
      <loext:graphic-properties draw:fill="solid" draw:fill-color="#68a224" draw:opacity="100%"/>
      <style:paragraph-properties fo:margin-left="-1cm" fo:margin-right="0cm" fo:margin-top="1.499cm" fo:margin-bottom="0.4cm" style:contextual-spacing="false" fo:text-indent="0cm" style:auto-text-indent="false" style:page-number="auto" fo:background-color="#68a224">
        <style:tab-stops/>
      </style:paragraph-properties>
      <style:text-properties fo:color="#ffffff" loext:opacity="100%" style:font-name="Bitstream Vera Sans5" fo:font-family="'Bitstream Vera Sans'" style:font-style-name="Gras" style:font-family-generic="swiss" style:font-pitch="variable" fo:font-size="17pt" fo:font-weight="bold" fo:background-color="transparent"/>
    </style:style>
    <style:style style:name="_5f_Paragraphe_20__20_de_20_méthode" style:display-name="_Paragraphe  de méthode" style:family="paragraph" style:parent-style-name="_2d_Titre_20_de_20_méthodes">
      <style:paragraph-properties fo:margin-left="0cm" fo:margin-right="0cm" fo:margin-top="0.101cm" fo:margin-bottom="0cm" style:contextual-spacing="false" fo:text-align="justify" style:justify-single-word="false" fo:text-indent="0cm" style:auto-text-indent="false" fo:padding="0cm" fo:border="none" style:shadow="none"/>
      <style:text-properties fo:color="#000000" loext:opacity="100%" fo:font-size="9pt" fo:font-weight="normal"/>
    </style:style>
    <style:style style:name="Cours_5f_entraine-toi" style:display-name="Cours_entraine-toi" style:family="paragraph" style:parent-style-name="Standard" style:list-style-name="" style:master-page-name="">
      <loext:graphic-properties draw:fill-image-width="0cm" draw:fill-image-height="0cm"/>
      <style:paragraph-properties fo:margin-left="3.099cm" fo:margin-right="0cm" fo:margin-top="0.499cm" fo:margin-bottom="0.199cm" style:contextual-spacing="false" fo:text-indent="-3.099cm" style:auto-text-indent="false" style:page-number="auto" style:shadow="none">
        <style:tab-stops>
          <style:tab-stop style:position="3.2cm"/>
          <style:tab-stop style:position="3.801cm"/>
        </style:tab-stops>
      </style:paragraph-properties>
      <style:text-properties fo:color="#1259bc" loext:opacity="100%" fo:font-size="10pt" fo:font-weight="bold" officeooo:rsid="0019262b" style:font-size-asian="10.5pt"/>
    </style:style>
    <style:style style:name="_5f_Exercice" style:display-name="_Exercice" style:family="paragraph" style:next-style-name="Text_20_body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7" fo:font-family="'Bitstream Vera Sans'" style:font-style-name="Roman" style:font-family-generic="swiss" style:font-pitch="variable" fo:font-size="11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7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4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Heading_20_5" style:display-name="Heading 5" style:family="paragraph" style:parent-style-name="Heading" style:default-outline-level="5" style:list-style-name="" style:class="text"/>
    <style:style style:name="Heading_20_6" style:display-name="Heading 6" style:family="paragraph" style:parent-style-name="Heading" style:default-outline-level="6" style:list-style-name="" style:class="text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list-style-name="" style:class="text"/>
    <style:style style:name="Heading_20_8" style:display-name="Heading 8" style:family="paragraph" style:parent-style-name="Heading" style:default-outline-level="8" style:list-style-name="" style:class="text"/>
    <style:style style:name="Heading_20_9" style:display-name="Heading 9" style:family="paragraph" style:parent-style-name="Heading" style:default-outline-level="9" style:list-style-name="" style:class="text"/>
    <style:style style:name="Heading_20_10" style:display-name="Heading 10" style:family="paragraph" style:parent-style-name="Heading" style:default-outline-level="10" style:list-style-name="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ffffff" loext:opacity="100%" style:font-name="Bitstream Vera Sans7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2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7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4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master-page-name="">
      <style:paragraph-properties style:page-number="auto"/>
    </style:style>
    <style:style style:name="_5f_Paragraphe_5f_Coche" style:display-name="_Paragraphe_Coche" style:family="paragraph" style:parent-style-name="_5f_Paragraphe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Numéros_20_exercices_20_livret" style:display-name="_Numéros exercices livret" style:family="text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7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6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6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7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6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6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Bold" style:family="text">
      <style:text-properties style:font-name="Bitstream Vera Sans7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_5f_correction" style:display-name="_correction" style:family="text">
      <style:text-properties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2d_Numéros_20_de_20_s_27_entraîner_20_et_20_approfondir" style:display-name="-Numéros de s'entraîner et approfondir" style:family="text">
      <style:text-properties fo:color="#ffffff" loext:opacity="100%" style:font-name="Bitstream Vera Sans2" fo:font-family="'Bitstream Vera Sans'" style:font-family-generic="swiss" style:font-pitch="variable" fo:font-size="10pt" fo:font-style="normal" fo:text-shadow="none" fo:font-weight="bold" fo:background-color="#d34d92" style:font-style-asian="normal" style:font-weight-asian="bold" style:font-style-complex="normal" style:font-weight-complex="bold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5f_Niveau_5f_jaune" style:display-name="_Niveau_jaun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Puce_5f_enonce1" style:display-name="Puce_enonce1" style:family="text">
      <style:text-properties fo:color="#e8c32a" loext:opacity="100%" style:font-name="Bitstream Vera Sans7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Puce_5f_enonce3" style:display-name="Puce_enonce3" style:family="text" style:parent-style-name="Puce_5f_enonce2">
      <style:text-properties fo:color="#c74028" loext:opacity="100%" style:font-size-asian="10.5pt"/>
    </style:style>
    <style:style style:name="Enonce_5f_Niv2" style:display-name="Enonce_Niv2" style:family="text" style:parent-style-name="Enonce_5f_Niv1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Enonce_5f_Niv3" style:display-name="Enonce_Niv3" style:family="text" style:parent-style-name="Enonce_5f_Niv2">
      <style:text-properties fo:color="#ffffff" loext:opacity="100%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traine-toi" style:family="text" style:parent-style-name="Enonce_5f_Niv1">
      <style:text-properties fo:color="#98b336" loext:opacity="100%" style:text-outline="false" style:font-name="Britannic Bold" fo:font-family="'Britannic Bold'" style:font-style-name="Gras" style:font-family-generic="swiss" style:font-pitch="variable" fo:font-size="13pt" fo:font-style="normal" fo:font-weight="normal" officeooo:rsid="0019262b" fo:background-color="transparent" style:font-size-asian="10.5pt" loext:padding="0cm" loext:border="none" loext:shadow="none"/>
    </style:style>
    <style:style style:name="knumerotitreA" style:family="text">
      <style:text-properties fo:color="#000000" loext:opacity="100%" style:font-name="Bitstream Vera Sans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6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Num_5f_T2" style:display-name="Num_T2" style:family="text">
      <style:text-properties fo:color="#9d0f89" loext:opacity="100%" style:font-name="Bitstream Vera Sans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7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7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7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7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Bold_5f_niv1" style:display-name="Bold_niv1" style:family="text">
      <style:text-properties fo:color="#e8c32a" loext:opacity="100%" style:font-name="Bitstream Vera Sans7" fo:font-family="'Bitstream Vera Sans'" style:font-style-name="Roman" style:font-family-generic="swiss" style:font-pitch="variable" fo:font-size="10pt" fo:font-weight="bold" style:font-size-asian="10.5pt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orrection_5f_surlignée" style:display-name="_Correction_surlignée" style:family="text">
      <style:text-properties style:font-name="Bitstream Vera Sans7" fo:font-family="'Bitstream Vera Sans'" style:font-style-name="Roman" style:font-family-generic="swiss" style:font-pitch="variable" fo:font-size="10pt" fo:background-color="#ffff00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7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5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7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3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3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Character_5f_20_5f_style" style:display-name="Character_20_style" style:family="text"/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7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3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3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7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3" style:font-family-asian="'Bitstream Vera Sans'" style:font-family-generic-asian="system" style:font-pitch-asian="variable" style:font-size-asian="10pt" style:language-asian="zh" style:country-asian="CN" style:font-name-complex="Bitstream Vera Sans3" style:font-family-complex="'Bitstream Vera Sans'" style:font-family-generic-complex="system" style:font-pitch-complex="variable" style:language-complex="hi" style:country-complex="IN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e_20_corrigée" style:display-name="Formule corrigée" style:family="graphic" style:parent-style-name="Formula">
      <style:graphic-properties fo:background-color="#ffff00" style:background-transparency="0%" draw:fill="solid" draw:fill-color="#ffff00" draw:opacity="100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0.501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1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1.501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2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2.501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3.001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3.502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4.001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number text:level="2" text:style-name="Numbering_20_Symbols" loext:num-list-format="%2%" style:num-format="1" text:start-value="2">
        <style:list-level-properties text:space-before="0.499cm" text:min-label-width="0.499cm"/>
      </text:list-level-style-number>
      <text:list-level-style-number text:level="3" text:style-name="Numbering_20_Symbols" loext:num-list-format="%3%" style:num-format="1" text:start-value="3">
        <style:list-level-properties text:space-before="0.998cm" text:min-label-width="1cm"/>
      </text:list-level-style-number>
      <text:list-level-style-number text:level="4" text:style-name="Numbering_20_Symbols" loext:num-list-format="%4%" style:num-format="1" text:start-value="4">
        <style:list-level-properties text:space-before="1.998cm" text:min-label-width="1.251cm"/>
      </text:list-level-style-number>
      <text:list-level-style-number text:level="5" text:style-name="Numbering_20_Symbols" loext:num-list-format="%5%" style:num-format="1" text:start-value="5">
        <style:list-level-properties text:space-before="3.249cm" text:min-label-width="1.499cm"/>
      </text:list-level-style-number>
      <text:list-level-style-number text:level="6" text:style-name="Numbering_20_Symbols" loext:num-list-format="%6%" style:num-format="1" text:start-value="6">
        <style:list-level-properties text:space-before="4.748cm" text:min-label-width="1.801cm"/>
      </text:list-level-style-number>
      <text:list-level-style-number text:level="7" text:style-name="Numbering_20_Symbols" loext:num-list-format="%7%" style:num-format="1" text:start-value="7">
        <style:list-level-properties text:space-before="6.549cm" text:min-label-width="2.3cm"/>
      </text:list-level-style-number>
      <text:list-level-style-number text:level="8" text:style-name="Numbering_20_Symbols" loext:num-list-format="%8%" style:num-format="1" text:start-value="8">
        <style:list-level-properties text:space-before="8.849cm" text:min-label-width="2.6cm"/>
      </text:list-level-style-number>
      <text:list-level-style-number text:level="9" text:style-name="Numbering_20_Symbols" loext:num-list-format="%9%" style:num-format="1" text:start-value="9">
        <style:list-level-properties text:space-before="11.449cm" text:min-label-width="2.801cm"/>
      </text:list-level-style-number>
      <text:list-level-style-number text:level="10" text:style-name="Numbering_20_Symbols" loext:num-list-format="%10%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3cm"/>
      </text:list-level-style-number>
      <text:list-level-style-number text:level="2" text:style-name="Numbering_20_Symbols" loext:num-list-format="%2%" style:num-format="1" text:start-value="2">
        <style:list-level-properties text:space-before="3.001cm" text:min-label-width="3cm"/>
      </text:list-level-style-number>
      <text:list-level-style-number text:level="3" text:style-name="Numbering_20_Symbols" loext:num-list-format="%3%" style:num-format="1" text:start-value="3">
        <style:list-level-properties text:space-before="6.001cm" text:min-label-width="3cm"/>
      </text:list-level-style-number>
      <text:list-level-style-number text:level="4" text:style-name="Numbering_20_Symbols" loext:num-list-format="%4%" style:num-format="1" text:start-value="4">
        <style:list-level-properties text:space-before="9.002cm" text:min-label-width="3cm"/>
      </text:list-level-style-number>
      <text:list-level-style-number text:level="5" text:style-name="Numbering_20_Symbols" loext:num-list-format="%5%" style:num-format="1" text:start-value="5">
        <style:list-level-properties text:space-before="12.002cm" text:min-label-width="3cm"/>
      </text:list-level-style-number>
      <text:list-level-style-number text:level="6" text:style-name="Numbering_20_Symbols" loext:num-list-format="%6%" style:num-format="1" text:start-value="6">
        <style:list-level-properties text:space-before="15.002cm" text:min-label-width="3cm"/>
      </text:list-level-style-number>
      <text:list-level-style-number text:level="7" text:style-name="Numbering_20_Symbols" loext:num-list-format="%7%" style:num-format="1" text:start-value="7">
        <style:list-level-properties text:space-before="18.003cm" text:min-label-width="3cm"/>
      </text:list-level-style-number>
      <text:list-level-style-number text:level="8" text:style-name="Numbering_20_Symbols" loext:num-list-format="%8%" style:num-format="1" text:start-value="8">
        <style:list-level-properties text:space-before="21.003cm" text:min-label-width="3cm"/>
      </text:list-level-style-number>
      <text:list-level-style-number text:level="9" text:style-name="Numbering_20_Symbols" loext:num-list-format="%9%" style:num-format="1" text:start-value="9">
        <style:list-level-properties text:space-before="24.003cm" text:min-label-width="3cm"/>
      </text:list-level-style-number>
      <text:list-level-style-number text:level="10" text:style-name="Numbering_20_Symbols" loext:num-list-format="%10%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4cm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loext:num-list-format="%4%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loext:num-list-format="%5%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loext:num-list-format="%6%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loext:num-list-format="%7%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loext:num-list-format="%8%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loext:num-list-format="%9%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loext:num-list-format="%10%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loext:num-list-format="%2%." style:num-suffix="." style:num-format="a">
        <style:list-level-properties text:min-label-distance="0.15cm" fo:text-align="end"/>
      </text:list-level-style-number>
      <text:list-level-style-bullet text:level="3" text:style-name="corps" loext:num-list-format=" %3%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loext:num-list-format=" %1% " style:num-prefix=" " style:num-suffix=" " style:num-format="1">
        <style:list-level-properties text:min-label-distance="0.25cm"/>
      </text:list-level-style-number>
      <text:list-level-style-number text:level="2" text:style-name="Zeichenformat" loext:num-list-format="%2%." style:num-suffix="." style:num-format="a">
        <style:list-level-properties text:min-label-distance="0.15cm"/>
      </text:list-level-style-number>
      <text:list-level-style-number text:level="3" text:style-name="Zeichenformat" loext:num-list-format="%3%." style:num-suffix="." style:num-format="a">
        <style:list-level-properties text:space-before="1cm" text:min-label-distance="0.199cm"/>
      </text:list-level-style-number>
      <text:list-level-style-number text:level="4" text:style-name="Zeichenformat" loext:num-list-format="%4%." style:num-suffix="." style:num-format="a">
        <style:list-level-properties text:space-before="1.501cm" text:min-label-distance="0.199cm"/>
      </text:list-level-style-number>
      <text:list-level-style-number text:level="5" text:style-name="Zeichenformat" loext:num-list-format="%5%." style:num-suffix="." style:num-format="a">
        <style:list-level-properties text:space-before="2cm" text:min-label-distance="0.199cm"/>
      </text:list-level-style-number>
      <text:list-level-style-number text:level="6" text:style-name="Zeichenformat" loext:num-list-format="%6%." style:num-suffix="." style:num-format="a">
        <style:list-level-properties text:space-before="2.501cm" text:min-label-distance="0.199cm"/>
      </text:list-level-style-number>
      <text:list-level-style-number text:level="7" text:style-name="Zeichenformat" loext:num-list-format="%7%." style:num-suffix="." style:num-format="a">
        <style:list-level-properties text:space-before="3cm" text:min-label-distance="0.199cm"/>
      </text:list-level-style-number>
      <text:list-level-style-number text:level="8" text:style-name="Zeichenformat" loext:num-list-format="%8%." style:num-suffix="." style:num-format="a">
        <style:list-level-properties text:space-before="3.501cm" text:min-label-distance="0.199cm"/>
      </text:list-level-style-number>
      <text:list-level-style-number text:level="9" text:style-name="Zeichenformat" loext:num-list-format="%9%." style:num-suffix="." style:num-format="a">
        <style:list-level-properties text:space-before="4.001cm" text:min-label-distance="0.199cm"/>
      </text:list-level-style-number>
      <text:list-level-style-number text:level="10" text:style-name="Zeichenformat" loext:num-list-format="%10%." style:num-suffix="." style:num-format="a">
        <style:list-level-properties text:space-before="4.501cm" text:min-label-distance="0.199cm"/>
      </text:list-level-style-number>
    </text:list-style>
    <text:list-style style:name="liste_5f_abc" style:display-name="liste_abc">
      <text:list-level-style-number text:level="1" text:style-name="Bold_5f_niv2" loext:num-list-format="%1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loext:num-list-format="%2%.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loext:num-list-format="%3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loext:num-list-format="%4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loext:num-list-format="%5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loext:num-list-format="%6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loext:num-list-format="%7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loext:num-list-format="%8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loext:num-list-format="%9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loext:num-list-format="%10%.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Enonce3">
      <text:list-level-style-bullet text:level="1" text:style-name="Puce_5f_enonce3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3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3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3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3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3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3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3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3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3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2">
      <text:list-level-style-bullet text:level="1" text:style-name="Puce_5f_enonce2" loext:num-list-format="%1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loext:num-list-format="%2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loext:num-list-format="%3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loext:num-list-format="%4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loext:num-list-format="%5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loext:num-list-format="%6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loext:num-list-format="%7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loext:num-list-format="%8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loext:num-list-format="%9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loext:num-list-format="%10%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loext:num-list-format=" %1% 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loext:num-list-format="%2%." style:num-suffix="." style:num-format="a">
        <style:list-level-properties text:min-label-distance="0.15cm" fo:text-align="end"/>
      </text:list-level-style-number>
      <text:list-level-style-bullet text:level="3" text:style-name="Bullet_20_Symbols" loext:num-list-format=" %3%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loext:num-list-format=" %4%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_5f_Exo" style:display-name="Num_Exo" text:consecutive-numbering="true">
      <text:list-level-style-number text:level="1" text:style-name="Enonce_5f_Niv2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loext:num-list-format=" %1% 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loext:num-list-format=" %2% 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loext:num-list-format=" %3% 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loext:num-list-format=" %4%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loext:num-list-format=" %5%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loext:num-list-format=" %6%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loext:num-list-format=" %7%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loext:num-list-format=" %8%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loext:num-list-format=" %9%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loext:num-list-format=" %10%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loext:num-list-format="%1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loext:num-list-format="%2%. 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loext:num-list-format="%3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loext:num-list-format="%4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loext:num-list-format="%5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loext:num-list-format="%6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loext:num-list-format="%7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loext:num-list-format="%8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loext:num-list-format="%9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loext:num-list-format="%10%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4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4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fo:font-size="15pt" fo:letter-spacing="-0.011cm" officeooo:rsid="002d4be0" officeooo:paragraph-rsid="002d4be0" style:font-size-asian="15pt" style:font-size-complex="15pt"/>
    </style:style>
    <style:style style:name="MP25" style:family="paragraph">
      <style:paragraph-properties fo:text-align="center"/>
    </style:style>
    <style:style style:name="MP26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Bitstream Vera Sans2" fo:font-size="16pt" fo:font-weight="bold" style:font-size-asian="16pt" style:font-weight-asian="bold" style:font-size-complex="16pt" style:font-weight-complex="bold"/>
    </style:style>
    <style:style style:name="MP27" style:family="paragraph" style:parent-style-name="Footer">
      <style:text-properties officeooo:rsid="00178920" officeooo:paragraph-rsid="00178920"/>
    </style:style>
    <style:style style:name="MP28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0" style:family="paragraph" style:parent-style-name="Footer">
      <style:text-properties officeooo:paragraph-rsid="002ab73b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5" style:family="text">
      <style:text-properties officeooo:rsid="007783db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>
          <style:column-sep style:width="0.035cm" style:color="#000000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02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>
          <style:column-sep style:width="0.035cm" style:color="#000000" style:height="100%" style:style="none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7CE155E8D689C890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699cm">
          <style:column-sep style:width="0.035cm" style:color="#000000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-sep style:width="0.035cm" style:color="#000000" style:height="100%" style:style="none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-sep style:width="0.021cm" style:color="#1ca2b8" style:height="100%" style:style="none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draw:style-name="Mdp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draw:style-name="Mdp2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 draw:style-name="Mdp2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">N4 : Fractions</text:p>
              </table:table-cell>
              <table:table-cell table:style-name="Tableau18.A1" office:value-type="string">
                <text:p text:style-name="MP3"/>
              </table:table-cell>
            </table:table-row>
          </table:table-header-rows>
          <table:table-row table:style-name="Tableau18.1">
            <table:covered-table-cell table:style-name="Tableau18.A1"/>
            <table:table-cell table:style-name="Tableau18.A1" office:value-type="string">
              <text:p text:style-name="MP4">Série 1 : Fractions et parts</text:p>
            </table:table-cell>
            <table:table-cell table:style-name="Tableau18.A1" office:value-type="string">
              <text:p text:style-name="MP4"/>
            </table:table-cell>
          </table:table-row>
        </table:table>
        <text:p text:style-name="MP5"/>
      </style:header>
    </style:master-page>
    <style:master-page style:name="Endnote" style:page-layout-name="Mpm5" draw:style-name="Mdp2"/>
    <style:master-page style:name="_5f_Fiche_20_éditeur_20_série_20_1_20_impaire_20__28_D_29_" style:display-name="_Fiche éditeur série 1 impaire (D)" style:page-layout-name="Mpm6" draw:style-name="Mdp2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 draw:style-name="Mdp2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draw:style-name="Mdp2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? : ...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draw:style-name="Mdp2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draw:style-name="Mdp2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draw:style-name="Mdp2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draw:style-name="Mdp2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draw:style-name="Mdp2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draw:style-name="Mdp2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draw:style-name="Mdp2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draw:style-name="Mdp2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 draw:style-name="Mdp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 draw:style-name="Mdp2"/>
    <style:master-page style:name="_5f_Fiche_20_éditeur_20__20__28_une_20_colonne_29__20__20_impaire_20__28_D_29_" style:display-name="_Fiche éditeur  (une colonne)  impaire (D)" style:page-layout-name="Mpm14" draw:style-name="Mdp2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draw:style-name="Mdp2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 draw:style-name="Mdp2"/>
    <style:master-page style:name="Left_20_Page" style:display-name="Left Page" style:page-layout-name="Mpm17" draw:style-name="Mdp2" style:next-style-name="Right_20_Page"/>
    <style:master-page style:name="First_20_Page" style:display-name="First Page" style:page-layout-name="Mpm18" draw:style-name="Mdp2" style:next-style-name="Standard"/>
    <style:master-page style:name="Envelope" style:page-layout-name="Mpm19" draw:style-name="Mdp2"/>
    <style:master-page style:name="Index" style:page-layout-name="Mpm18" draw:style-name="Mdp2"/>
    <style:master-page style:name="Footnote" style:page-layout-name="Mpm20" draw:style-name="Mdp2"/>
    <style:master-page style:name="Landscape" style:page-layout-name="Mpm21" draw:style-name="Mdp2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4"><draw:frame text:anchor-type="paragraph" draw:z-index="7" draw:name="Forme2" draw:style-name="Mgr1" draw:text-style-name="MP26" svg:width="2.703cm" svg:height="0.715cm" draw:transform="rotate (0.0872664625997165) translate (-0.172861111111111cm 0.218722222222222cm)"><draw:text-box><text:p text:style-name="MP25"><text:span text:style-name="MT4">Série 2</text:span></text:p></draw:text-box></draw:frame><draw:line text:anchor-type="paragraph" draw:z-index="17" draw:name="Forme3" draw:style-name="Mgr2" draw:text-style-name="MP25" svg:x1="19.854cm" svg:y1="0.36cm" svg:x2="21.101cm" svg:y2="0.36cm"><text:p/></draw:line>Calculer <text:span text:style-name="MT5">une</text:span> longueur avec Pythagore</text:p>
      </style:header>
      <style:footer>
        <text:p text:style-name="MP27"><draw:frame draw:style-name="Mfr1" draw:name="Cadre1" text:anchor-type="paragraph" svg:y="-0.06cm" draw:z-index="3"><draw:text-box fo:min-height="0.499cm" fo:min-width="3cm"><draw:frame draw:style-name="Mfr2" draw:name="Cadre2" text:anchor-type="frame" svg:x="0.45cm" svg:y="0.079cm" svg:width="0.817cm" draw:z-index="5"><draw:text-box fo:min-height="0.355cm"><text:p text:style-name="MP28"><draw:g text:anchor-type="paragraph" draw:z-index="1" draw:name="Forme4" draw:style-name="Mgr3"><draw:path draw:style-name="Mgr4" draw:text-style-name="MP29" svg:width="0.855cm" svg:height="1.172cm" svg:x="-0.03cm" svg:y="-0.194cm" svg:viewBox="0 0 856 1173" svg:d="M856 1173h-856v-991c0-100 79-182 175-182h505c97 0 176 82 176 182z"><text:p/></draw:path></draw:g></text:p></draw:text-box></draw:frame><text:p text:style-name="MP30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SESAMATH</meta:initial-creator>
    <meta:creation-date>2014-10-23T16:08:44.23</meta:creation-date>
    <dc:date>2024-10-11T11:26:30.417000000</dc:date>
    <meta:editing-duration>PT15H32M31S</meta:editing-duration>
    <meta:editing-cycles>108</meta:editing-cycles>
    <meta:generator>LibreOffice/7.4.3.2$Windows_X86_64 LibreOffice_project/1048a8393ae2eeec98dff31b5c133c5f1d08b890</meta:generator>
    <dc:subject>diviser</dc:subject>
    <dc:title>A3_3 série 1 </dc:title>
    <meta:document-statistic meta:table-count="1" meta:image-count="0" meta:object-count="10" meta:page-count="2" meta:paragraph-count="105" meta:word-count="739" meta:character-count="3600" meta:non-whitespace-character-count="2554"/>
  </office:meta>
</office:document-meta>
</file>

<file path=Object 1/content.xml><?xml version="1.0" encoding="utf-8"?>
<math xmlns="http://www.w3.org/1998/Math/MathML" display="block">
  <semantics>
    <msqrt>
      <mn>400</mn>
    </msqrt>
    <annotation encoding="StarMath 5.0"> sqrt{400}
</annotation>
  </semantics>
</math>
</file>

<file path=Object 10/content.xml><?xml version="1.0" encoding="utf-8"?>
<math xmlns="http://www.w3.org/1998/Math/MathML" display="block">
  <semantics>
    <mrow>
      <mstyle mathsize="12pt">
        <msub>
          <mi>A</mi>
          <mi mathvariant="italic">ABCDE</mi>
        </msub>
      </mstyle>
      <mrow>
        <mspace width="0.5em"/>
        <mo stretchy="false">=</mo>
        <mspace width="0.5em"/>
      </mrow>
      <mrow>
        <mn>17²</mn>
        <mo stretchy="false">−</mo>
        <mfrac>
          <mrow>
            <mn>13</mn>
            <mo stretchy="false">×</mo>
            <mn>13</mn>
          </mrow>
          <mn>2</mn>
        </mfrac>
      </mrow>
    </mrow>
    <annotation encoding="StarMath 5.0">size 12{A_ABCDE }`=` 17² -  {13 times 13} over 2</annotation>
  </semantics>
</math>
</file>

<file path=Object 11/content.xml><?xml version="1.0" encoding="utf-8"?>
<math xmlns="http://www.w3.org/1998/Math/MathML" display="block">
  <semantics>
    <mrow>
      <mstyle mathsize="12pt">
        <msub>
          <mi>A</mi>
          <mi mathvariant="italic">ABCDE</mi>
        </msub>
      </mstyle>
      <mrow>
        <mspace width="0.5em"/>
        <mo stretchy="false">=</mo>
        <mspace width="0.5em"/>
      </mrow>
      <mn>2</mn>
      <mspace width="0.5em"/>
      <mn>04,5</mn>
    </mrow>
    <annotation encoding="StarMath 5.0">size 12{A_ABCDE }`=` 2`04,5</annotation>
  </semantics>
</math>
</file>

<file path=Object 12/content.xml><?xml version="1.0" encoding="utf-8"?>
<math xmlns="http://www.w3.org/1998/Math/MathML" display="block">
  <semantics>
    <mstyle mathsize="12pt">
      <mrow>
        <msub>
          <mi>V</mi>
          <mi mathvariant="italic">bac</mi>
        </msub>
        <mrow>
          <mspace width="0.5em"/>
          <mo stretchy="false">=</mo>
          <mspace width="0.5em"/>
        </mrow>
        <msub>
          <mi>A</mi>
          <mi mathvariant="italic">ABCDE</mi>
        </msub>
        <mrow>
          <mspace width="0.5em"/>
          <mo stretchy="false">×</mo>
          <mspace width="0.5em"/>
        </mrow>
        <mi mathvariant="italic">hauteur</mi>
      </mrow>
    </mstyle>
    <annotation encoding="StarMath 5.0">size 12{V_bac `=` A_ABCDE `times` hauteur}</annotation>
  </semantics>
</math>
</file>

<file path=Object 13/content.xml><?xml version="1.0" encoding="utf-8"?>
<math xmlns="http://www.w3.org/1998/Math/MathML" display="block">
  <semantics>
    <mrow>
      <msub>
        <mi>V</mi>
        <mi mathvariant="italic">bac</mi>
      </msub>
      <mrow>
        <mspace width="0.5em"/>
        <mo stretchy="false">=</mo>
        <mspace width="0.5em"/>
      </mrow>
      <mrow>
        <mn>204,5</mn>
        <mo stretchy="false">×</mo>
        <mn>1,5</mn>
      </mrow>
    </mrow>
    <annotation encoding="StarMath 5.0">V_bac `=` 204,5 times 1,5</annotation>
  </semantics>
</math>
</file>

<file path=Object 15/content.xml><?xml version="1.0" encoding="utf-8"?>
<math xmlns="http://www.w3.org/1998/Math/MathML" display="block">
  <semantics>
    <mrow>
      <msub>
        <mi>V</mi>
        <mi mathvariant="italic">bac</mi>
      </msub>
      <mrow>
        <mspace width="0.5em"/>
        <mo stretchy="false">=</mo>
        <mspace width="0.5em"/>
      </mrow>
      <mn>306,75</mn>
    </mrow>
    <annotation encoding="StarMath 5.0">V_bac `=` 306,75</annotation>
  </semantics>
</math>
</file>

<file path=Object 2/content.xml><?xml version="1.0" encoding="utf-8"?>
<math xmlns="http://www.w3.org/1998/Math/MathML" display="block">
  <semantics>
    <msqrt>
      <mn>225</mn>
    </msqrt>
    <annotation encoding="StarMath 5.0">sqrt{225}
</annotation>
  </semantics>
</math>
</file>

<file path=Object 3/content.xml><?xml version="1.0" encoding="utf-8"?>
<math xmlns="http://www.w3.org/1998/Math/MathML" display="block">
  <semantics>
    <msqrt>
      <mn>1980</mn>
    </msqrt>
    <annotation encoding="StarMath 5.0"> sqrt{1980}
</annotation>
  </semantics>
</math>
</file>

<file path=Object 7/content.xml><?xml version="1.0" encoding="utf-8"?>
<math xmlns="http://www.w3.org/1998/Math/MathML" display="block">
  <semantics>
    <msqrt>
      <mn>3,38</mn>
    </msqrt>
    <annotation encoding="StarMath 5.0">sqrt{3,38}</annotation>
  </semantics>
</math>
</file>

<file path=Object 8/content.xml><?xml version="1.0" encoding="utf-8"?>
<math xmlns="http://www.w3.org/1998/Math/MathML" display="block">
  <semantics>
    <mstyle mathsize="12pt">
      <mrow>
        <msub>
          <mi>A</mi>
          <mi mathvariant="italic">ABCDE</mi>
        </msub>
        <mrow>
          <mspace width="0.5em"/>
          <mo stretchy="false">=</mo>
          <mspace width="0.5em"/>
        </mrow>
        <msub>
          <mi>A</mi>
          <mi mathvariant="italic">ABPE</mi>
        </msub>
        <mi>–</mi>
        <msub>
          <mi>A</mi>
          <mi mathvariant="italic">PDC</mi>
        </msub>
      </mrow>
    </mstyle>
    <annotation encoding="StarMath 5.0">size 12{A_ABCDE `=` A_ABPE – A_PDC}</annotation>
  </semantics>
</math>
</file>